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urier" svg:font-family="Courier"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font-size="54pt" officeooo:paragraph-rsid="0013d8a5" style:font-size-asian="54pt" style:font-size-complex="54pt"/>
    </style:style>
    <style:style style:name="P2" style:family="paragraph" style:parent-style-name="Standard" style:list-style-name="L1">
      <style:text-properties officeooo:paragraph-rsid="00184293"/>
    </style:style>
    <style:style style:name="P3" style:family="paragraph" style:parent-style-name="Heading_20_1">
      <style:paragraph-properties fo:margin-top="0in" fo:margin-bottom="0in" style:contextual-spacing="false" fo:break-before="page"/>
      <style:text-properties fo:font-size="54pt" style:font-size-asian="54pt" style:font-size-complex="54pt"/>
    </style:style>
    <style:style style:name="P4" style:family="paragraph" style:parent-style-name="Standard">
      <style:text-properties officeooo:paragraph-rsid="00147809"/>
    </style:style>
    <style:style style:name="P5" style:family="paragraph" style:parent-style-name="Standard" style:list-style-name="L2">
      <style:text-properties officeooo:paragraph-rsid="00147809"/>
    </style:style>
    <style:style style:name="P6" style:family="paragraph" style:parent-style-name="Text_20_body">
      <style:text-properties fo:font-weight="bold" officeooo:paragraph-rsid="00147809" style:font-weight-asian="bold" style:font-weight-complex="bold"/>
    </style:style>
    <style:style style:name="P7" style:family="paragraph" style:parent-style-name="Standard">
      <style:text-properties officeooo:paragraph-rsid="001556cc"/>
    </style:style>
    <style:style style:name="P8" style:family="paragraph" style:parent-style-name="Standard" style:list-style-name="L3"/>
    <style:style style:name="P9" style:family="paragraph" style:parent-style-name="Standard" style:list-style-name="L3">
      <style:text-properties fo:font-size="14pt" officeooo:paragraph-rsid="00147809" style:font-size-asian="14pt" style:font-size-complex="14pt"/>
    </style:style>
    <style:style style:name="P10" style:family="paragraph" style:parent-style-name="Text_20_body">
      <style:text-properties fo:font-size="14pt" officeooo:paragraph-rsid="00147809" style:font-size-asian="14pt" style:font-size-complex="14pt"/>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officeooo:paragraph-rsid="00160fad"/>
    </style:style>
    <style:style style:name="P14" style:family="paragraph" style:parent-style-name="Standard">
      <style:text-properties fo:font-size="14pt" style:font-size-asian="14pt" style:font-size-complex="14pt"/>
    </style:style>
    <style:style style:name="P15" style:family="paragraph" style:parent-style-name="Standard" style:list-style-name="L6"/>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weight="bold" officeooo:rsid="0013d8a5" style:font-size-asian="14pt" style:font-weight-asian="bold" style:font-size-complex="14pt" style:font-weight-complex="bold"/>
    </style:style>
    <style:style style:name="T4" style:family="text">
      <style:text-properties fo:font-size="14pt" fo:font-weight="normal" officeooo:rsid="0013d8a5" style:font-size-asian="14pt" style:font-weight-asian="normal" style:font-size-complex="14pt" style:font-weight-complex="normal"/>
    </style:style>
    <style:style style:name="T5" style:family="text">
      <style:text-properties fo:font-size="14pt" officeooo:rsid="0013d8a5" style:font-size-asian="14pt" style:font-size-complex="14pt"/>
    </style:style>
    <style:style style:name="T6" style:family="text">
      <style:text-properties fo:font-size="14pt" officeooo:rsid="00147809" style:font-size-asian="14pt" style:font-size-complex="14pt"/>
    </style:style>
    <style:style style:name="T7" style:family="text">
      <style:text-properties fo:font-size="14pt" officeooo:rsid="001556cc"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160fad" style:font-size-asian="14pt" style:font-weight-asian="normal" style:font-size-complex="14pt" style:font-weight-complex="normal"/>
    </style:style>
    <style:style style:name="T10" style:family="text">
      <style:text-properties fo:font-size="14pt" officeooo:rsid="00183134" style:font-size-asian="14pt" style:font-size-complex="1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terials Required</text:h>
      <text:list text:style-name="L1">
        <text:list-item>
          <text:p text:style-name="P2"><text:span text:style-name="T1">Computer</text:span><text:span text:style-name="T2"> with </text:span><text:span text:style-name="T1">Python</text:span><text:span text:style-name="T2"> installed</text:span></text:p>
        </text:list-item>
        <text:list-item>
          <text:p text:style-name="P2"><text:span text:style-name="T1">Integrated Development Environment (IDE)</text:span><text:span text:style-name="T2"> or </text:span><text:span text:style-name="T1">text editor</text:span></text:p>
        </text:list-item>
        <text:list-item>
          <text:p text:style-name="P2"><text:span text:style-name="T2">Required Python libraries:<text:line-break/> - </text:span><text:span text:style-name="T3">numpy<text:line-break/> </text:span><text:span text:style-name="T4">- </text:span><text:span text:style-name="T3">random</text:span><text:span text:style-name="T2"><text:line-break/> - </text:span><text:span text:style-name="T1">matplotlib</text:span></text:p>
        </text:list-item>
        <text:list-item>
          <text:p text:style-name="P2"><text:span text:style-name="T2">Graph visualization tools (</text:span><text:span text:style-name="T1">matplotlib’s</text:span><text:span text:style-name="T2"> animation functions)</text:span></text:p>
        </text:list-item>
      </text:list>
      <text:p text:style-name="Standard"/>
      <text:h text:style-name="P3" text:outline-level="1">Abstract</text:h>
      <text:p text:style-name="P4"><text:span text:style-name="T2">This project uses a Monte Carlo simulation </text:span><text:span text:style-name="T5">which is a statistical technique used to understand the impact of risk and uncertainty in prediction and forecasting models. This technique is named after the Monte Carlo Casino in Monaco, reflecting its reliance on random sampling to obtain numerical results. The simulation was used </text:span><text:span text:style-name="T2">to model</text:span><text:span text:style-name="T5"> how vehicles move through a busy intersection. </text:span><text:span text:style-name="T2">The simulation helps analyze traffic patterns, random events, and predict congestion. By observing thousands of iterations, the study highlights how random factors like vehicle arrival rates, pedestrian delays, and traffic light malfunctions affect traffic flow. This method is useful for understanding unpredictable scenarios and optimizing traffic control for smoother urban traffic, specifically useful for cities like Maputo.</text:span><text:span text:style-name="T5"> </text:span></text:p>
      <text:p text:style-name="P4"><text:span text:style-name="T5">Its core is Random Sampling which involves generating a large a number of samples from a probability and then modelling the uncertainty in the variables of interest. </text:span><text:span text:style-name="T6">It also uses s</text:span><text:span text:style-name="T5">imulation: By running simulations based on these random samples, the method can estimate the distribution of possible outcomes. </text:span></text:p>
      <text:p text:style-name="Standard"/>
      <text:h text:style-name="P3" text:outline-level="1">Procedure</text:h>
      <text:list text:style-name="L2">
        <text:list-item>
          <text:p text:style-name="P5"><text:span text:style-name="T2">Initialize parameters such as traffic light duration, vehicle arrival rates, pedestrian delay probability, and malfunction probability.</text:span></text:p>
        </text:list-item>
        <text:list-item>
          <text:p text:style-name="P5"><text:span text:style-name="T2">For each simulation run, generate random vehicle arrivals using a Poisson distribution to simulate traffic flow from each direction (North, South, East, and West).</text:span></text:p>
        </text:list-item>
        <text:list-item>
          <text:p text:style-name="P5"><text:span text:style-name="T2">Randomly assign green light durations and determine passing vehicles per light cycle, adjusting for delays or malfunctions.</text:span></text:p>
        </text:list-item>
        <text:list-item>
          <text:p text:style-name="P5"><text:span text:style-name="T2">Track the number of vehicles left in each queue after each iteration and store results.</text:span></text:p>
        </text:list-item>
        <text:list-item>
          <text:p text:style-name="P5"><text:span text:style-name="T2">Run the simulation for a specified number of runs (e.g., 1,000) to gather varied results for analysis.</text:span></text:p>
        </text:list-item>
        <text:list-item>
          <text:p text:style-name="P5"><text:span text:style-name="T2">Visualize the final results in an animated graph, showing queue evolution for each direction over multiple runs.</text:span></text:p>
        </text:list-item>
      </text:list>
      <text:p text:style-name="P6"><text:span text:style-name="T2">The key focus is tracking how many vehicles are left in the queue at the end of each simulation run. Over 1,000 runs, we observe a range of outcomes that help predict traffic behavior at the intersection. If one queue consistently grows larger, it indicates inefficiency in the traffic light system.</text:span></text:p>
      <text:p text:style-name="P4"><text:line-break/></text:p>
      <text:p text:style-name="Standard"/>
      <text:h text:style-name="P3" text:outline-level="1">Variables</text:h>
      <text:p text:style-name="P4"><text:span text:style-name="T2">1. </text:span><text:span text:style-name="T1">Independent Variables</text:span><text:span text:style-name="T2">:<text:line-break/> - Vehicle arrival rates for North-South and East-West directions.<text:line-break/> - Green light duration (randomized between 30 and 45 seconds).<text:line-break/> - Probability of pedestrian delays and traffic light malfunctions.</text:span></text:p>
      <text:p text:style-name="P4"><text:span text:style-name="T2">2. </text:span><text:span text:style-name="T1">Dependent Variables</text:span><text:span text:style-name="T2">:<text:line-break/> - Queue lengths for each direction (North, South, East, West) over time.</text:span></text:p>
      <text:p text:style-name="P4"><text:span text:style-name="T2">3. </text:span><text:span text:style-name="T1">Constants</text:span><text:span text:style-name="T2">:<text:line-break/> <text:s text:c="2"/>- Red and yellow light durations.</text:span><text:line-break/></text:p>
      <text:p text:style-name="Standard"/>
      <text:h text:style-name="P3" text:outline-level="1">Evaluation</text:h>
      <text:p text:style-name="P7"><text:span text:style-name="T2">The simulation outcomes indicate that traffic queue lengths vary based on direction. The East and West queues show slightly higher averages, which may imply a need to adjust green light timings. </text:span></text:p>
      <text:p text:style-name="P7"><text:span text:style-name="T2">The Monte Carlo method models the uncertainty and randomness present in real-world traffic. It allows us to simulate variable factors like arrival rates and delays, offering a realistic sense of traffic flow. However, it </text:span><text:span text:style-name="T7">has limitaions, it </text:span><text:span text:style-name="T2">doesn't capture all real-world complexities:</text:span></text:p>
      <text:list text:style-name="L3">
        <text:list-item>
          <text:p text:style-name="P8"><text:span text:style-name="Strong_20_Emphasis"><text:span text:style-name="T2">Weather conditions</text:span></text:span><text:span text:style-name="T2">, </text:span><text:span text:style-name="Strong_20_Emphasis"><text:span text:style-name="T2">human behavior</text:span></text:span><text:span text:style-name="T2">, and </text:span><text:span text:style-name="Strong_20_Emphasis"><text:span text:style-name="T2">infrastructure changes</text:span></text:span><text:span text:style-name="T2"> can dramatically impact traffic but aren’t modeled in this simulation.</text:span></text:p>
        </text:list-item>
        <text:list-item>
          <text:p text:style-name="P9">The model doesn’t adapt to changes over time, such as adjusting light durations based on ongoing traffic congestion.</text:p>
        </text:list-item>
      </text:list>
      <text:p text:style-name="P10">Despite its limitations, the Monte Carlo method remains a valuable tool because:</text:p>
      <text:list text:style-name="L4">
        <text:list-item>
          <text:p text:style-name="P11"><text:span text:style-name="T2">It can </text:span><text:span text:style-name="Strong_20_Emphasis"><text:span text:style-name="T2">mimic real-world randomness</text:span></text:span><text:span text:style-name="T2">, offering insights into traffic management or other fields with uncertainty, like finance or risk analysis.</text:span></text:p>
        </text:list-item>
        <text:list-item>
          <text:p text:style-name="P11"><text:span text:style-name="T2">It’s </text:span><text:span text:style-name="Strong_20_Emphasis"><text:span text:style-name="T2">scalable</text:span></text:span><text:span text:style-name="T2">, allowing for the inclusion of more variables, making the simulation more accurate and complex over time.</text:span></text:p>
        </text:list-item>
        <text:list-item>
          <text:p text:style-name="P11"><text:span text:style-name="T2">It helps identify </text:span><text:span text:style-name="Strong_20_Emphasis"><text:span text:style-name="T2">rare events</text:span></text:span><text:span text:style-name="T2"> such as unusual traffic jams due to malfunctions or sudden vehicle surges, providing a deeper understanding of outlier scenarios.</text:span></text:p>
        </text:list-item>
      </text:list>
      <text:p text:style-name="P4"><text:span text:style-name="T2">However, it successfully demonstrates how randomness and traffic flow interact, offering a reliable approach to traffic management.</text:span><text:line-break/></text:p>
      <text:p text:style-name="Standard"><text:soft-page-break/></text:p>
      <text:h text:style-name="P3" text:outline-level="1">Application</text:h>
      <text:p text:style-name="P7"><text:span text:style-name="T2">This simulation has practical applications for traffic management in urban areas, especially for cities like Maputo. By predicting congestion points, city planners can use similar simulations to optimize traffic light<text:line-break/>timings, </text:span><text:span text:style-name="T7">which could reduce congestion during peak hours. It can also help with</text:span><text:span text:style-name="T2"> infrastructure </text:span><text:span text:style-name="T7">planning</text:span><text:span text:style-name="T2">, and reduce traffic jams. Additionally, the Monte Carlo approach is scalable and could be expanded to account for factors such as weather, real-time traffic data, or special events, making it a robust tool for urban traffic systems.</text:span><text:line-break/></text:p>
      <text:p text:style-name="Standard"/>
      <text:h text:style-name="P3" text:outline-level="1">Graph</text:h>
      <text:p text:style-name="Standard"><text:span text:style-name="T2">In this simulation, we’ve chosen to visualize the results in an </text:span><text:span text:style-name="Strong_20_Emphasis"><text:span text:style-name="T2">animated line </text:span></text:span><text:span text:style-name="Strong_20_Emphasis"><text:span text:style-name="T8">chart, </text:span></text:span><text:span text:style-name="Strong_20_Emphasis"><text:span text:style-name="T9">with the following structure</text:span></text:span><text:span text:style-name="T2">:</text:span></text:p>
      <text:list text:style-name="L5">
        <text:list-item>
          <text:p text:style-name="P12"><text:span text:style-name="Strong_20_Emphasis"><text:span text:style-name="T2">Dynamic Behavior:</text:span></text:span><text:span text:style-name="T2"> The lines (blue, green, red, and purple) represent the number of cars left waiting in each direction—</text:span><text:span text:style-name="T1">North</text:span><text:span text:style-name="T2">, </text:span><text:span text:style-name="T1">South</text:span><text:span text:style-name="T2">, </text:span><text:span text:style-name="T1">East</text:span><text:span text:style-name="T2">, and </text:span><text:span text:style-name="T1">West</text:span><text:span text:style-name="T2">. These lines update over time as the simulation runs.</text:span></text:p>
        </text:list-item>
        <text:list-item>
          <text:p text:style-name="P12"><text:span text:style-name="Strong_20_Emphasis"><text:span text:style-name="T2">Key Insights:</text:span></text:span></text:p>
          <text:list>
            <text:list-item>
              <text:p text:style-name="P12"><text:span text:style-name="Strong_20_Emphasis"><text:span text:style-name="T2">Fluctuations in Queue Lengths:</text:span></text:span><text:span text:style-name="T2"> Sometimes, you’ll notice sharp increases or decreases in a queue. This can happen when more cars arrive than can leave during a green light. These fluctuations mimic real-world scenarios where traffic can be unpredictable.</text:span></text:p>
            </text:list-item>
            <text:list-item>
              <text:p text:style-name="P12"><text:span text:style-name="Strong_20_Emphasis"><text:span text:style-name="T2">Congestion Patterns:</text:span></text:span><text:span text:style-name="T2"> If one line keeps rising over time, it suggests a problem with how traffic is managed in that direction, like having too many cars arriving for the given green light time.</text:span></text:p>
            </text:list-item>
            <text:list-item>
              <text:p text:style-name="P12"><text:span text:style-name="Strong_20_Emphasis"><text:span text:style-name="T2">Randomness in Traffic Flow:</text:span></text:span><text:span text:style-name="T2"> The spikes or dips you see are caused by random factors like pedestrian delays or traffic light malfunctions. These mimic the unpredictable nature of real traffic.</text:span></text:p>
            </text:list-item>
          </text:list>
        </text:list-item>
      </text:list>
      <text:p text:style-name="P13"/>
      <text:p text:style-name="P13"><text:span text:style-name="T2">The graph visualizes the unpredictable nature of traffic and provides insights into traffic congestion patterns and potential improvements for traffic light management</text:span>. <text:s/><text:line-break/></text:p>
      <text:p text:style-name="P14"/>
      <text:p text:style-name="P14"><text:soft-page-break/>The results showed average vehicles left in the queue as:</text:p>
      <text:list text:style-name="L6">
        <text:list-item>
          <text:p text:style-name="P15"><text:span text:style-name="Strong_20_Emphasis"><text:span text:style-name="T2">North Queue</text:span></text:span><text:span text:style-name="T2">: 0.478</text:span></text:p>
        </text:list-item>
        <text:list-item>
          <text:p text:style-name="P15"><text:span text:style-name="Strong_20_Emphasis"><text:span text:style-name="T2">South Queue</text:span></text:span><text:span text:style-name="T2">: 0.465</text:span></text:p>
        </text:list-item>
        <text:list-item>
          <text:p text:style-name="P15"><text:span text:style-name="Strong_20_Emphasis"><text:span text:style-name="T2">East Queue</text:span></text:span><text:span text:style-name="T2">: 1.525</text:span></text:p>
        </text:list-item>
        <text:list-item>
          <text:p text:style-name="P15"><text:span text:style-name="Strong_20_Emphasis"><text:span text:style-name="T2">West Queue</text:span></text:span><text:span text:style-name="T2">: 1.367</text:span></text:p>
        </text:list-item>
      </text:list>
      <text:p text:style-name="Standard"><text:span text:style-name="T2">The </text:span><text:span text:style-name="Strong_20_Emphasis"><text:span text:style-name="T2">East-West</text:span></text:span><text:span text:style-name="T2"> direction has slightly more vehicles left in the queue, possibly indicating a heavier traffic load or less efficient green light timings compared to </text:span><text:span text:style-name="Strong_20_Emphasis"><text:span text:style-name="T2">North-South</text:span></text:span><text:span text:style-name="T2">. </text:span><text:span text:style-name="T10">This suggest that the green light timings in EW should be changed with the aim of reducing the average cars per intersection.</text:spa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urier" svg:font-family="Courier"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1"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6</meta:editing-cycles>
    <meta:creation-date>2013-12-23T23:15:00</meta:creation-date>
    <dc:date>2024-10-25T12:31:33.152000000</dc:date>
    <meta:editing-duration>PT10M1S</meta:editing-duration>
    <meta:generator>LibreOffice/24.8.2.1$Windows_X86_64 LibreOffice_project/0f794b6e29741098670a3b95d60478a65d05ef13</meta:generator>
    <meta:document-statistic meta:table-count="0" meta:image-count="0" meta:object-count="0" meta:page-count="9" meta:paragraph-count="47" meta:word-count="961" meta:character-count="6302" meta:non-whitespace-character-count="5392"/>
    <meta:user-defined meta:name="AppVersion">14.0000</meta:user-defined>
    <meta:template xlink:type="simple" xlink:actuate="onRequest" xlink:title="Normal.dotm" xlink:href=""/>
  </office:meta>
</office:document-meta>
</file>